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90782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6ac7a" style:font-size-asian="8pt" style:font-size-complex="8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8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  <style:text-properties officeooo:paragraph-rsid="00310f0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30299c" officeooo:paragraph-rsid="0030299c" style:font-size-asian="8pt" style:font-size-complex="8pt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90782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32018b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cb203"/>
    </style:style>
    <style:style style:name="T4" style:family="text">
      <style:text-properties fo:language="ru" fo:country="RU" officeooo:rsid="002f8767"/>
    </style:style>
    <style:style style:name="T5" style:family="text">
      <style:text-properties fo:language="ru" fo:country="RU" officeooo:rsid="0030299c"/>
    </style:style>
    <style:style style:name="T6" style:family="text">
      <style:text-properties fo:language="ru" fo:country="RU" officeooo:rsid="00310f0e"/>
    </style:style>
    <style:style style:name="T7" style:family="text">
      <style:text-properties fo:color="#000000" fo:language="ru" fo:country="RU" officeooo:rsid="00202156"/>
    </style:style>
    <style:style style:name="T8" style:family="text">
      <style:text-properties officeooo:rsid="0023e6d9"/>
    </style:style>
    <style:style style:name="T9" style:family="text">
      <style:text-properties officeooo:rsid="00310f0e"/>
    </style:style>
    <style:style style:name="T10" style:family="text">
      <style:text-properties style:font-name="Courier New1" fo:font-size="8pt" fo:language="ru" fo:country="RU" officeooo:rsid="0030299c" style:font-size-asian="8pt" style:font-size-complex="8pt"/>
    </style:style>
    <style:style style:name="T11" style:family="text">
      <style:text-properties style:font-name="Courier New1" fo:font-size="8pt" fo:language="ru" fo:country="RU" officeooo:rsid="00310f0e" style:font-size-asian="8pt" style:font-size-complex="8pt"/>
    </style:style>
    <style:style style:name="T12" style:family="text">
      <style:text-properties fo:font-size="8pt" fo:language="ru" fo:country="RU" officeooo:rsid="0030299c" style:font-size-asian="8pt" style:font-size-complex="8pt"/>
    </style:style>
    <style:style style:name="T13" style:family="text">
      <style:text-properties fo:font-size="8pt" fo:language="ru" fo:country="RU" officeooo:rsid="00310f0e" style:font-size-asian="8pt" style:font-size-complex="8pt"/>
    </style:style>
    <style:style style:name="T14" style:family="text">
      <style:text-properties officeooo:rsid="0032018b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Программное обеспечение вычислительных сетей</text:span>»</text:p>
      <text:p text:style-name="P7">ПО ЛАБОРАТОРНОЙ РАБОТЕ №<text:span text:style-name="T4">4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8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8">3</text:span></text:p>
      <text:p text:style-name="P17"><text:soft-page-break/>Задание</text:p>
      <text:p text:style-name="P22"><text:span text:style-name="T9">Сравнить чёт-нечётную перестановку в реализации на MPI и последовательной на массивах из <text:s/></text:span><text:span text:style-name="T5">1000, 5000, 10000, 15000, 20000, 25000, 30000, 35000 </text:span><text:span text:style-name="T6">элементов на 1, 2,4,8 ярдах и с кольцевой архитектурой.</text:span></text:p>
      <text:p text:style-name="P18"><text:span text:style-name="T9"/></text:p>
      <text:p text:style-name="P18"><text:span text:style-name="T9"/></text:p>
      <text:p text:style-name="P11"/>
      <text:p text:style-name="P14"><text:span text:style-name="T2">Фрагменты ли</text:span><text:span text:style-name="T7">стинг</text:span><text:span text:style-name="T2">а</text:span></text:p>
      <text:p text:style-name="P19">#include &lt;cstdlib&gt;</text:p>
      <text:p text:style-name="P19">#include &lt;mpi.h&gt;</text:p>
      <text:p text:style-name="P19">#include &lt;string&gt;</text:p>
      <text:p text:style-name="P19">#include &lt;iostream&gt;</text:p>
      <text:p text:style-name="P19">#include &lt;time.h&gt;</text:p>
      <text:p text:style-name="P19"/>
      <text:p text:style-name="P19">using namespace std;</text:p>
      <text:p text:style-name="P19">using namespace MPI;</text:p>
      <text:p text:style-name="P19"/>
      <text:p text:style-name="P19">int numStarts = 8;</text:p>
      <text:p text:style-name="P19">int startValue[] = {1000, 5000, 10000, 15000, 20000, 25000, 30000, 35000};</text:p>
      <text:p text:style-name="P19">bool startSeq = false;</text:p>
      <text:p text:style-name="P19">bool startPar = false;</text:p>
      <text:p text:style-name="P19">bool startRing = true;</text:p>
      <text:p text:style-name="P19"/>
      <text:p text:style-name="P19">inline unsigned long long getTime() {</text:p>
      <text:p text:style-name="P19"><text:s text:c="4"/>unsigned long long lo, hi;</text:p>
      <text:p text:style-name="P19"><text:s text:c="4"/>__asm__ __volatile__(</text:p>
      <text:p text:style-name="P19"><text:s text:c="12"/>"xorl %%eax, %%eax\n"</text:p>
      <text:p text:style-name="P19"><text:s text:c="12"/>"cpuid\n"</text:p>
      <text:p text:style-name="P19"><text:s text:c="12"/>"rdtsc\n"</text:p>
      <text:p text:style-name="P19"><text:s text:c="12"/>: "=a" (lo), "=d" (hi)</text:p>
      <text:p text:style-name="P19"><text:s text:c="12"/>:</text:p>
      <text:p text:style-name="P19"><text:s text:c="12"/>: "%ebx", "%ecx");</text:p>
      <text:p text:style-name="P19"><text:s text:c="4"/>return (unsigned long long) hi &lt;&lt; 32 | lo;</text:p>
      <text:p text:style-name="P19">}</text:p>
      <text:p text:style-name="P19"/>
      <text:p text:style-name="P19">int* getRandomArray(int length) {</text:p>
      <text:p text:style-name="P19"><text:s text:c="4"/>int *array = new int[length];</text:p>
      <text:p text:style-name="P19"><text:s text:c="4"/>for (int i = 0; i &lt; length; ++i) {</text:p>
      <text:p text:style-name="P19"><text:s text:c="8"/>array[i] = rand() % 100;</text:p>
      <text:p text:style-name="P19"><text:s text:c="4"/>}</text:p>
      <text:p text:style-name="P19"><text:s text:c="4"/>return array;</text:p>
      <text:p text:style-name="P19">}</text:p>
      <text:p text:style-name="P19"/>
      <text:p text:style-name="P19">bool cmp(int a, int b) {</text:p>
      <text:p text:style-name="P19"><text:s text:c="4"/>if (a &lt;= b) {</text:p>
      <text:p text:style-name="P19"><text:s text:c="8"/>return true;</text:p>
      <text:p text:style-name="P19"><text:s text:c="4"/>} else {</text:p>
      <text:p text:style-name="P19"><text:s text:c="8"/>return false;</text:p>
      <text:p text:style-name="P19"><text:s text:c="4"/>}</text:p>
      <text:p text:style-name="P19">}</text:p>
      <text:p text:style-name="P19"/>
      <text:p text:style-name="P19">void cmpSwap(int &amp;a, int&amp; b) {</text:p>
      <text:p text:style-name="P19"><text:s text:c="4"/>if (!cmp(a, b)) {</text:p>
      <text:p text:style-name="P19"><text:s text:c="8"/>int temp = a;</text:p>
      <text:p text:style-name="P19"><text:s text:c="8"/>a = b;</text:p>
      <text:p text:style-name="P19"><text:s text:c="8"/>b = temp;</text:p>
      <text:p text:style-name="P19"><text:s text:c="4"/>}</text:p>
      <text:p text:style-name="P19">}</text:p>
      <text:p text:style-name="P19"/>
      <text:p text:style-name="P19">bool checkSorted(int* array, int length) {</text:p>
      <text:p text:style-name="P19"><text:s text:c="4"/>for (int i = 0; i &lt; length - 1; ++i) {</text:p>
      <text:p text:style-name="P19"><text:s text:c="8"/>if (!cmp(array[i], array[i + 1])) {</text:p>
      <text:p text:style-name="P19"><text:s text:c="12"/>return false;</text:p>
      <text:p text:style-name="P19"><text:s text:c="8"/>}</text:p>
      <text:p text:style-name="P19"><text:s text:c="4"/>}</text:p>
      <text:p text:style-name="P19"><text:s text:c="4"/>return true;</text:p>
      <text:p text:style-name="P19">}</text:p>
      <text:p text:style-name="P19"/>
      <text:p text:style-name="P19">void printArray(Intracomm comm, int *a, int len, int rank, string addlinfo) {</text:p>
      <text:p text:style-name="P19"><text:s text:c="4"/>comm.Barrier();</text:p>
      <text:p text:style-name="P19"><text:s text:c="4"/>cout &lt;&lt; "process " &lt;&lt; rank &lt;&lt; " " &lt;&lt; addlinfo &lt;&lt; ": ";</text:p>
      <text:p text:style-name="P19"><text:s text:c="4"/>for (int i = 0; i &lt; len; ++i) {</text:p>
      <text:p text:style-name="P19"><text:s text:c="8"/>cout &lt;&lt; a[i] &lt;&lt; " ";</text:p>
      <text:p text:style-name="P19"><text:s text:c="4"/>}</text:p>
      <text:p text:style-name="P19"><text:s text:c="4"/>cout &lt;&lt; endl;</text:p>
      <text:p text:style-name="P19"><text:s text:c="4"/>comm.Barrier();</text:p>
      <text:p text:style-name="P19"/>
      <text:p text:style-name="P19">}</text:p>
      <text:p text:style-name="P19"/>
      <text:p text:style-name="P19"><text:soft-page-break/>class BubbleSorter {</text:p>
      <text:p text:style-name="P19">public:</text:p>
      <text:p text:style-name="P19"/>
      <text:p text:style-name="P19"><text:s text:c="4"/>static void sortSequently(int *array, int length) {</text:p>
      <text:p text:style-name="P19"><text:s text:c="8"/>/*for (int i = 0; i &lt; length; ++i) {</text:p>
      <text:p text:style-name="P19"><text:s text:c="12"/>for (int j = i; j &lt; length; ++j) {</text:p>
      <text:p text:style-name="P19"><text:s text:c="16"/>cmpSwap(array[i], array[j]);</text:p>
      <text:p text:style-name="P19"><text:s text:c="12"/>}</text:p>
      <text:p text:style-name="P19"><text:s text:c="8"/>}*/</text:p>
      <text:p text:style-name="P19"><text:s text:c="8"/>for (int i = 0; i &lt; length; ++i) {</text:p>
      <text:p text:style-name="P19"><text:s text:c="12"/>int step = i % 2;</text:p>
      <text:p text:style-name="P19"><text:s text:c="12"/>for (int j = 0; j &lt; length / 2; ++j) {</text:p>
      <text:p text:style-name="P19"><text:s text:c="16"/>if (2 * j + step + 1 &lt; length) {</text:p>
      <text:p text:style-name="P19"><text:s text:c="20"/>cmpSwap(array[2 * j + step], array[2 * j + step + 1]);</text:p>
      <text:p text:style-name="P19"><text:s text:c="16"/>}</text:p>
      <text:p text:style-name="P19"><text:s text:c="12"/>}</text:p>
      <text:p text:style-name="P19"><text:s text:c="8"/>}</text:p>
      <text:p text:style-name="P19"><text:s text:c="4"/>}</text:p>
      <text:p text:style-name="P19"/>
      <text:p text:style-name="P19"><text:s text:c="4"/>static void sortParallel(Intracomm comm, int *array, int length) {</text:p>
      <text:p text:style-name="P19"><text:s text:c="8"/>long long start = getTime();</text:p>
      <text:p text:style-name="P19"/>
      <text:p text:style-name="P19"><text:s text:c="8"/>int rank = comm.Get_rank();</text:p>
      <text:p text:style-name="P19"><text:s text:c="8"/>int size = comm.Get_size();</text:p>
      <text:p text:style-name="P19"><text:s text:c="8"/>int typicalBlockSize = length / size;</text:p>
      <text:p text:style-name="P19"><text:s text:c="8"/>int *blockSize = new int[size];</text:p>
      <text:p text:style-name="P19"><text:s text:c="8"/>for (int i = 0; i &lt; size; ++i) {</text:p>
      <text:p text:style-name="P19"><text:s text:c="12"/>blockSize[i] = typicalBlockSize;</text:p>
      <text:p text:style-name="P19"><text:s text:c="8"/>}</text:p>
      <text:p text:style-name="P19"><text:s text:c="8"/>blockSize[size - 1] = length % size + typicalBlockSize;</text:p>
      <text:p text:style-name="P19"/>
      <text:p text:style-name="P19"><text:s text:c="8"/>int *toSort = new int[blockSize[rank]];</text:p>
      <text:p text:style-name="P19"><text:s text:c="8"/>int *splitTemp = new int[blockSize[rank]];</text:p>
      <text:p text:style-name="P19"><text:s text:c="8"/>int *temp = new int[blockSize[size - 1]];</text:p>
      <text:p text:style-name="P19"/>
      <text:p text:style-name="P19"><text:s text:c="8"/>if (rank == 0) {</text:p>
      <text:p text:style-name="P19"><text:s text:c="12"/>//for (int i = 0; i &lt; length; ++i) {</text:p>
      <text:p text:style-name="P19"><text:s text:c="12"/>// <text:s text:c="3"/>cout &lt;&lt; array[i] &lt;&lt; " ";</text:p>
      <text:p text:style-name="P19"><text:s text:c="12"/>//}</text:p>
      <text:p text:style-name="P19"><text:s text:c="12"/>//cout &lt;&lt; endl;</text:p>
      <text:p text:style-name="P19"><text:s text:c="12"/>//send data to all nodes</text:p>
      <text:p text:style-name="P19"><text:s text:c="12"/>for (int i = 1; i &lt; size; ++i) {</text:p>
      <text:p text:style-name="P19"><text:s text:c="16"/>comm.Send(array + i*typicalBlockSize, blockSize[i], INTEGER, i, 0);</text:p>
      <text:p text:style-name="P19"><text:s text:c="12"/>}</text:p>
      <text:p text:style-name="P19"><text:s text:c="12"/>//set master array</text:p>
      <text:p text:style-name="P19"><text:s text:c="12"/>for (int i = 0; i &lt; blockSize[rank]; ++i) {</text:p>
      <text:p text:style-name="P19"><text:s text:c="16"/>toSort[i] = array[i];</text:p>
      <text:p text:style-name="P19"><text:s text:c="12"/>}</text:p>
      <text:p text:style-name="P19"><text:s text:c="8"/>} else {</text:p>
      <text:p text:style-name="P19"><text:s text:c="12"/>comm.Recv(toSort, blockSize[rank], INTEGER, 0, 0);</text:p>
      <text:p text:style-name="P19"><text:s text:c="8"/>}</text:p>
      <text:p text:style-name="P19"><text:s text:c="8"/>//comm.Barrier();</text:p>
      <text:p text:style-name="P19"><text:s text:c="8"/>//printArray(comm, toSort, blockSize[rank], rank, " unsorted");</text:p>
      <text:p text:style-name="P19"><text:s text:c="8"/>//comm.Barrier();</text:p>
      <text:p text:style-name="P19"/>
      <text:p text:style-name="P19"><text:s text:c="8"/>//sort my part</text:p>
      <text:p text:style-name="P19"><text:s text:c="8"/>sortSequently(toSort, blockSize[rank]);</text:p>
      <text:p text:style-name="P19"><text:s text:c="8"/>//start magic</text:p>
      <text:p text:style-name="P19"><text:s text:c="8"/>//comm.Barrier();</text:p>
      <text:p text:style-name="P19"><text:s text:c="8"/>//printArray(comm, toSort, blockSize[rank], rank, " sorted");</text:p>
      <text:p text:style-name="P19"><text:s text:c="8"/>//comm.Barrier();</text:p>
      <text:p text:style-name="P19"/>
      <text:p text:style-name="P19"><text:s text:c="8"/>int prev = rank - 1;</text:p>
      <text:p text:style-name="P19"><text:s text:c="8"/>int next = rank + 1;</text:p>
      <text:p text:style-name="P19"><text:s text:c="8"/>for (int count = 0; count &lt; size; ++count) {</text:p>
      <text:p text:style-name="P19"><text:s text:c="12"/>//cout &lt;&lt; "step " &lt;&lt; count &lt;&lt; endl;</text:p>
      <text:p text:style-name="P19"><text:s text:c="12"/>//printf("\n%d entered step %d", rank, count);</text:p>
      <text:p text:style-name="P19"><text:s text:c="12"/>int step = count % 2;</text:p>
      <text:p text:style-name="P19"><text:s text:c="12"/>if ((rank + step) % 2 == 0) {</text:p>
      <text:p text:style-name="P19"><text:s text:c="16"/>if (next &lt; size) {</text:p>
      <text:p text:style-name="P19"><text:s text:c="20"/>comm.Send(toSort, blockSize[rank], INTEGER, next, 0);</text:p>
      <text:p text:style-name="P19"><text:s text:c="20"/>comm.Recv(temp, blockSize[next], INTEGER, next, 0);</text:p>
      <text:p text:style-name="P19"><text:s text:c="20"/>splitMin(splitTemp, toSort, temp, blockSize[rank], blockSize[next]);</text:p>
      <text:p text:style-name="P19"><text:s text:c="16"/>}</text:p>
      <text:p text:style-name="P19"><text:s text:c="12"/>} else {</text:p>
      <text:p text:style-name="P19"><text:s text:c="16"/>if (prev &gt;= 0) {</text:p>
      <text:p text:style-name="P19"><text:s text:c="20"/>comm.Send(toSort, blockSize[rank], INTEGER, prev, 0);</text:p>
      <text:p text:style-name="P19"><text:s text:c="20"/>comm.Recv(temp, blockSize[prev], INTEGER, prev, 0);</text:p>
      <text:p text:style-name="P19"><text:s text:c="20"/>splitMax(splitTemp, toSort, temp, blockSize[rank], blockSize[prev]);</text:p>
      <text:p text:style-name="P19"><text:s text:c="16"/>}</text:p>
      <text:p text:style-name="P19"><text:s text:c="12"/>}</text:p>
      <text:p text:style-name="P19"><text:s text:c="12"/>//printArray(comm, toSort, blockSize[rank], rank, " sorted");</text:p>
      <text:p text:style-name="P19"><text:s text:c="12"/>//comm.Barrier();</text:p>
      <text:p text:style-name="P19"><text:s text:c="8"/>}</text:p>
      <text:p text:style-name="P19"/>
      <text:p text:style-name="P19"/>
      <text:p text:style-name="P19"><text:soft-page-break/><text:s text:c="8"/>comm.Barrier();</text:p>
      <text:p text:style-name="P19"><text:s text:c="8"/>if (rank == 0) {</text:p>
      <text:p text:style-name="P19"><text:s text:c="12"/>for (int i = 1; i &lt; size; ++i) {</text:p>
      <text:p text:style-name="P19"><text:s text:c="16"/>comm.Recv(array + i*typicalBlockSize, blockSize[i], INTEGER, i, 0);</text:p>
      <text:p text:style-name="P19"><text:s text:c="12"/>}</text:p>
      <text:p text:style-name="P19"><text:s text:c="12"/>for (int i = 0; i &lt; blockSize[rank]; ++i) {</text:p>
      <text:p text:style-name="P19"><text:s text:c="16"/>array[i] = toSort[i];</text:p>
      <text:p text:style-name="P19"><text:s text:c="12"/>}</text:p>
      <text:p text:style-name="P19"><text:s text:c="8"/>} else {</text:p>
      <text:p text:style-name="P19"><text:s text:c="12"/>comm.Send(toSort, blockSize[rank], INTEGER, 0, 0);</text:p>
      <text:p text:style-name="P19"><text:s text:c="8"/>}</text:p>
      <text:p text:style-name="P19"/>
      <text:p text:style-name="P19"><text:s text:c="8"/>long long end = getTime();</text:p>
      <text:p text:style-name="P19"><text:s text:c="8"/>comm.Barrier();</text:p>
      <text:p text:style-name="P19"><text:s text:c="8"/>if (rank == 0) {</text:p>
      <text:p text:style-name="P19"><text:s text:c="12"/>cout &lt;&lt; length &lt;&lt; ": " &lt;&lt; end - start &lt;&lt; " sorted=" &lt;&lt; checkSorted(array, length) &lt;&lt; endl;</text:p>
      <text:p text:style-name="P19"><text:s text:c="8"/>}</text:p>
      <text:p text:style-name="P19"><text:s text:c="8"/>comm.Barrier();</text:p>
      <text:p text:style-name="P19"><text:s text:c="4"/>}</text:p>
      <text:p text:style-name="P19"/>
      <text:p text:style-name="P19">private:</text:p>
      <text:p text:style-name="P19"/>
      <text:p text:style-name="P19"><text:s text:c="4"/>static void splitMax(int *temp, int *a, int*b, int lenA, int lenB) {</text:p>
      <text:p text:style-name="P19"><text:s text:c="8"/>int *apt = a + lenA - 1;</text:p>
      <text:p text:style-name="P19"><text:s text:c="8"/>int *bpt = b + lenB - 1;</text:p>
      <text:p text:style-name="P19"><text:s text:c="8"/>bool isAEmpty = false;</text:p>
      <text:p text:style-name="P19"><text:s text:c="8"/>bool isBEmpty = false;</text:p>
      <text:p text:style-name="P19"><text:s text:c="8"/>for (int i = lenA - 1; i &gt;= 0; --i) {</text:p>
      <text:p text:style-name="P19"><text:s text:c="12"/>if (isAEmpty) {</text:p>
      <text:p text:style-name="P19"><text:s text:c="16"/>temp[i] = *bpt--;</text:p>
      <text:p text:style-name="P19"><text:s text:c="12"/>} else if (isBEmpty) {</text:p>
      <text:p text:style-name="P19"><text:s text:c="16"/>temp[i] = *apt--;</text:p>
      <text:p text:style-name="P19"><text:s text:c="12"/>} else if (*apt &gt; *bpt) {</text:p>
      <text:p text:style-name="P19"><text:s text:c="16"/>temp[i] = *apt--;</text:p>
      <text:p text:style-name="P19"><text:s text:c="12"/>} else {</text:p>
      <text:p text:style-name="P19"><text:s text:c="16"/>temp[i] = *bpt--;</text:p>
      <text:p text:style-name="P19"><text:s text:c="12"/>}</text:p>
      <text:p text:style-name="P19"><text:s text:c="12"/>isAEmpty = apt == a - 1;</text:p>
      <text:p text:style-name="P19"><text:s text:c="12"/>isBEmpty = bpt == b - 1;</text:p>
      <text:p text:style-name="P19"><text:s text:c="8"/>}</text:p>
      <text:p text:style-name="P19"><text:s text:c="8"/>for (int i = 0; i &lt; lenA; ++i) {</text:p>
      <text:p text:style-name="P19"><text:s text:c="12"/>a[i] = temp[i];</text:p>
      <text:p text:style-name="P19"><text:s text:c="8"/>}</text:p>
      <text:p text:style-name="P19"><text:s text:c="4"/>}</text:p>
      <text:p text:style-name="P19"/>
      <text:p text:style-name="P19"><text:s text:c="4"/>static void splitMin(int *temp, int *a, int*b, int lenA, int lenB) {</text:p>
      <text:p text:style-name="P19"><text:s text:c="8"/>int *apt = a;</text:p>
      <text:p text:style-name="P19"><text:s text:c="8"/>int *bpt = b;</text:p>
      <text:p text:style-name="P19"><text:s text:c="8"/>bool isAEmpty = false;</text:p>
      <text:p text:style-name="P19"><text:s text:c="8"/>bool isBEmpty = false;</text:p>
      <text:p text:style-name="P19"><text:s text:c="8"/>for (int i = 0; i &lt; lenA; ++i) {</text:p>
      <text:p text:style-name="P19"><text:s text:c="12"/>if (isAEmpty) {</text:p>
      <text:p text:style-name="P19"><text:s text:c="16"/>temp[i] = *bpt++;</text:p>
      <text:p text:style-name="P19"><text:s text:c="12"/>} else if (isBEmpty) {</text:p>
      <text:p text:style-name="P19"><text:s text:c="16"/>temp[i] = *apt++;</text:p>
      <text:p text:style-name="P19"><text:s text:c="12"/>} else if (*apt &lt; *bpt) {</text:p>
      <text:p text:style-name="P19"><text:s text:c="16"/>temp[i] = *apt++;</text:p>
      <text:p text:style-name="P19"><text:s text:c="12"/>} else {</text:p>
      <text:p text:style-name="P19"><text:s text:c="16"/>temp[i] = *bpt++;</text:p>
      <text:p text:style-name="P19"><text:s text:c="12"/>}</text:p>
      <text:p text:style-name="P19"><text:s text:c="12"/>isAEmpty = apt == a + lenA;</text:p>
      <text:p text:style-name="P19"><text:s text:c="12"/>isBEmpty = bpt == b + lenB;</text:p>
      <text:p text:style-name="P19"><text:s text:c="8"/>}</text:p>
      <text:p text:style-name="P19"><text:s text:c="8"/>for (int i = 0; i &lt; lenA; ++i) {</text:p>
      <text:p text:style-name="P19"><text:s text:c="12"/>a[i] = temp[i];</text:p>
      <text:p text:style-name="P19"><text:s text:c="8"/>}</text:p>
      <text:p text:style-name="P19"><text:s text:c="4"/>}</text:p>
      <text:p text:style-name="P19">};</text:p>
      <text:p text:style-name="P19"/>
      <text:p text:style-name="P19">int main(int argc, char** argv) {</text:p>
      <text:p text:style-name="P19"><text:s text:c="4"/>srand(time(0));</text:p>
      <text:p text:style-name="P19"/>
      <text:p text:style-name="P19"><text:s text:c="4"/>Init();</text:p>
      <text:p text:style-name="P19"/>
      <text:p text:style-name="P19"><text:s text:c="4"/>Intracomm comm = COMM_WORLD;</text:p>
      <text:p text:style-name="P19"><text:s text:c="4"/>int rank = comm.Get_rank();</text:p>
      <text:p text:style-name="P19"><text:s text:c="4"/>int size = comm.Get_size();</text:p>
      <text:p text:style-name="P19"><text:s text:c="4"/>//sequent values</text:p>
      <text:p text:style-name="P19"><text:s text:c="4"/>if (rank == 0 &amp;&amp; startSeq) {</text:p>
      <text:p text:style-name="P19"><text:s text:c="8"/>for (int i = 0; i &lt; numStarts; ++i) {</text:p>
      <text:p text:style-name="P19"><text:s text:c="12"/>int *toSort = getRandomArray(startValue[i]);</text:p>
      <text:p text:style-name="P19"><text:s text:c="12"/>long long start = getTime();</text:p>
      <text:p text:style-name="P19"><text:s text:c="12"/>BubbleSorter::sortSequently(toSort, startValue[i]);</text:p>
      <text:p text:style-name="P19"><text:s text:c="12"/>long long end = getTime();</text:p>
      <text:p text:style-name="P19"><text:s text:c="12"/>cout &lt;&lt; startValue[i] &lt;&lt; ": " &lt;&lt; end - start &lt;&lt; " sorted=" &lt;&lt; checkSorted(toSort, startValue[i]) &lt;&lt; endl;</text:p>
      <text:p text:style-name="P19"><text:soft-page-break/><text:s text:c="8"/>}</text:p>
      <text:p text:style-name="P19"><text:s text:c="4"/>}</text:p>
      <text:p text:style-name="P19"><text:s text:c="4"/>comm.Barrier();</text:p>
      <text:p text:style-name="P19"><text:s text:c="4"/>if (startPar) {</text:p>
      <text:p text:style-name="P19"><text:s text:c="8"/>//parallel, default topology</text:p>
      <text:p text:style-name="P19"><text:s text:c="8"/>for (int i = 0; i &lt; numStarts; ++i) {</text:p>
      <text:p text:style-name="P19"><text:s text:c="12"/>int *toSort = getRandomArray(startValue[i]);</text:p>
      <text:p text:style-name="P19"><text:s text:c="12"/>BubbleSorter::sortParallel(comm, toSort, startValue[i]);</text:p>
      <text:p text:style-name="P19"><text:s text:c="8"/>}</text:p>
      <text:p text:style-name="P19"><text:s text:c="4"/>}</text:p>
      <text:p text:style-name="P19"><text:s text:c="4"/>comm.Barrier();</text:p>
      <text:p text:style-name="P19"><text:s text:c="4"/>if (startRing) {</text:p>
      <text:p text:style-name="P19"><text:s text:c="8"/>//parallel, ring topology</text:p>
      <text:p text:style-name="P19"><text:s text:c="8"/>int *degs = new int[size];</text:p>
      <text:p text:style-name="P19"><text:s text:c="8"/>int *edges = new int[size * 2];</text:p>
      <text:p text:style-name="P19"><text:s text:c="8"/>degs[0] = 2;</text:p>
      <text:p text:style-name="P19"><text:s text:c="8"/>for (int i = 1; i &lt; size; ++i) {</text:p>
      <text:p text:style-name="P19"><text:s text:c="12"/>degs[i] = degs[i - 1] + 2;</text:p>
      <text:p text:style-name="P19"><text:s text:c="8"/>}</text:p>
      <text:p text:style-name="P19"><text:s text:c="8"/>edges[0] = size - 1;</text:p>
      <text:p text:style-name="P19"><text:s text:c="8"/>edges[1] = 1;</text:p>
      <text:p text:style-name="P19"><text:s text:c="8"/>edges[size * 2 - 2] = size - 2;</text:p>
      <text:p text:style-name="P19"><text:s text:c="8"/>edges[size * 2 - 1] = 0;</text:p>
      <text:p text:style-name="P19"/>
      <text:p text:style-name="P19"><text:s text:c="8"/>for (int i = 1; i &lt; size - 1; ++i) {</text:p>
      <text:p text:style-name="P19"><text:s text:c="12"/>edges[i * 2] = i - 1;</text:p>
      <text:p text:style-name="P19"><text:s text:c="12"/>edges[i * 2 + 1] = i + 1;</text:p>
      <text:p text:style-name="P19"><text:s text:c="8"/>}</text:p>
      <text:p text:style-name="P19"/>
      <text:p text:style-name="P19"><text:s text:c="8"/>Intracomm ringComm = comm.Create_graph(size, degs, edges, 1);</text:p>
      <text:p text:style-name="P19"/>
      <text:p text:style-name="P19"><text:s text:c="8"/>for (int i = 0; i &lt; numStarts; ++i) {</text:p>
      <text:p text:style-name="P19"><text:s text:c="12"/>int *toSort = getRandomArray(startValue[i]);</text:p>
      <text:p text:style-name="P19"><text:s text:c="12"/>BubbleSorter::sortParallel(ringComm, toSort, startValue[i]);</text:p>
      <text:p text:style-name="P19"><text:s text:c="8"/>}</text:p>
      <text:p text:style-name="P19"><text:s text:c="4"/>}</text:p>
      <text:p text:style-name="P19"><text:s text:c="4"/>comm.Barrier();</text:p>
      <text:p text:style-name="P19"/>
      <text:p text:style-name="P19"><text:s text:c="4"/>Finalize();</text:p>
      <text:p text:style-name="P19"/>
      <text:p text:style-name="P19"><text:s text:c="4"/>return 0;</text:p>
      <text:p text:style-name="P19">}</text:p>
      <text:p text:style-name="P15"/>
      <text:p text:style-name="P12">Выводы</text:p>
      <text:p text:style-name="P13"/>
      <text:p text:style-name="P13"><text:soft-page-break/><draw:frame draw:style-name="fr1" draw:name="Объект1" text:anchor-type="as-char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Объект2" text:anchor-type="as-char" svg:width="16cm" svg:height="8.99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21"><text:span text:style-name="T14"/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2-15T14:56:15</dc:date>
    <meta:print-date>2013-03-23T11:35:01</meta:print-date>
    <meta:editing-cycles>65</meta:editing-cycles>
    <meta:editing-duration>PT15H13M56S</meta:editing-duration>
    <meta:generator>LibreOffice/4.0.2.2$Linux_X86_64 LibreOffice_project/400m0$Build-2</meta:generator>
    <meta:document-statistic meta:table-count="0" meta:image-count="0" meta:object-count="2" meta:page-count="6" meta:paragraph-count="271" meta:word-count="1200" meta:character-count="8662" meta:non-whitespace-character-count="562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988cm" svg:y="3.204cm" style:legend-expansion="high" chart:style-name="ch2"/>
        <chart:plot-area chart:style-name="ch3" chart:data-source-has-labels="both" svg:x="0.769cm" svg:y="0.851cm" svg:width="11.581cm" svg:height="7.549cm">
          <chartooo:coordinate-region svg:x="2.316cm" svg:y="1.05cm" svg:width="9.569cm" svg:height="6.70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line">
            <chart:data-point chart:repeated="8"/>
          </chart:series>
          <chart:series chart:style-name="ch7" chart:values-cell-range-address="local-table.$C$2:.$C$9" chart:label-cell-address="local-table.$C$1" chart:class="chart:line">
            <chart:data-point chart:repeated="8"/>
          </chart:series>
          <chart:series chart:style-name="ch8" chart:values-cell-range-address="local-table.$D$2:.$D$9" chart:label-cell-address="local-table.$D$1" chart:class="chart:line">
            <chart:data-point chart:repeated="8"/>
          </chart:series>
          <chart:series chart:style-name="ch9" chart:values-cell-range-address="local-table.$E$2:.$E$9" chart:label-cell-address="local-table.$E$1" chart:class="chart:line">
            <chart:data-point chart:repeated="8"/>
          </chart:series>
          <chart:series chart:style-name="ch10" chart:values-cell-range-address="local-table.$F$2:.$F$9" chart:label-cell-address="local-table.$F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ед</text:p>
              </table:table-cell>
              <table:table-cell office:value-type="string">
                <text:p>4 ядра</text:p>
              </table:table-cell>
              <table:table-cell office:value-type="string">
                <text:p>4я. кольцо</text:p>
              </table:table-cell>
              <table:table-cell office:value-type="string">
                <text:p>2 ядра</text:p>
              </table:table-cell>
              <table:table-cell office:value-type="string">
                <text:p>8 ядер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5467.0328">
                <text:p>5467.0328</text:p>
              </table:table-cell>
              <table:table-cell office:value-type="float" office:value="939.9152">
                <text:p>939.9152</text:p>
              </table:table-cell>
              <table:table-cell office:value-type="float" office:value="875.92">
                <text:p>875.92</text:p>
              </table:table-cell>
              <table:table-cell office:value-type="float" office:value="1900.4476">
                <text:p>1900.4476</text:p>
              </table:table-cell>
              <table:table-cell office:value-type="float" office:value="1576.2784">
                <text:p>1576.278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902.6424">
                <text:p>138902.6424</text:p>
              </table:table-cell>
              <table:table-cell office:value-type="float" office:value="15172.1824">
                <text:p>15172.1824</text:p>
              </table:table-cell>
              <table:table-cell office:value-type="float" office:value="17061.9516">
                <text:p>17061.9516</text:p>
              </table:table-cell>
              <table:table-cell office:value-type="float" office:value="28356.7312">
                <text:p>28356.7312</text:p>
              </table:table-cell>
              <table:table-cell office:value-type="float" office:value="8520.7152">
                <text:p>8520.71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4264.5104">
                <text:p>564264.5104</text:p>
              </table:table-cell>
              <table:table-cell office:value-type="float" office:value="41349.048">
                <text:p>41349.048</text:p>
              </table:table-cell>
              <table:table-cell office:value-type="float" office:value="39477.1512">
                <text:p>39477.1512</text:p>
              </table:table-cell>
              <table:table-cell office:value-type="float" office:value="106287.6224">
                <text:p>106287.6224</text:p>
              </table:table-cell>
              <table:table-cell office:value-type="float" office:value="25587.1592">
                <text:p>25587.159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262904.0768">
                <text:p>1262904.0768</text:p>
              </table:table-cell>
              <table:table-cell office:value-type="float" office:value="91310.0536">
                <text:p>91310.0536</text:p>
              </table:table-cell>
              <table:table-cell office:value-type="float" office:value="87404.0624">
                <text:p>87404.0624</text:p>
              </table:table-cell>
              <table:table-cell office:value-type="float" office:value="241988.6728">
                <text:p>241988.6728</text:p>
              </table:table-cell>
              <table:table-cell office:value-type="float" office:value="44978.9544">
                <text:p>44978.954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294662.0192">
                <text:p>2294662.0192</text:p>
              </table:table-cell>
              <table:table-cell office:value-type="float" office:value="156524.0688">
                <text:p>156524.0688</text:p>
              </table:table-cell>
              <table:table-cell office:value-type="float" office:value="157729.6136">
                <text:p>157729.6136</text:p>
              </table:table-cell>
              <table:table-cell office:value-type="float" office:value="437586.9824">
                <text:p>437586.9824</text:p>
              </table:table-cell>
              <table:table-cell office:value-type="float" office:value="79475.4336">
                <text:p>79475.433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690699.1052">
                <text:p>3690699.1052</text:p>
              </table:table-cell>
              <table:table-cell office:value-type="float" office:value="243314.184">
                <text:p>243314.184</text:p>
              </table:table-cell>
              <table:table-cell office:value-type="float" office:value="240545.3896">
                <text:p>240545.3896</text:p>
              </table:table-cell>
              <table:table-cell office:value-type="float" office:value="674855.6264">
                <text:p>674855.6264</text:p>
              </table:table-cell>
              <table:table-cell office:value-type="float" office:value="125152.6096">
                <text:p>125152.609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094292.7288">
                <text:p>5094292.7288</text:p>
              </table:table-cell>
              <table:table-cell office:value-type="float" office:value="352916.2248">
                <text:p>352916.2248</text:p>
              </table:table-cell>
              <table:table-cell office:value-type="float" office:value="352363.9712">
                <text:p>352363.9712</text:p>
              </table:table-cell>
              <table:table-cell office:value-type="float" office:value="971686.9368">
                <text:p>971686.9368</text:p>
              </table:table-cell>
              <table:table-cell office:value-type="float" office:value="195612.3384">
                <text:p>195612.338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7226189.0524">
                <text:p>7226189.0524</text:p>
              </table:table-cell>
              <table:table-cell office:value-type="float" office:value="474521.3448">
                <text:p>474521.3448</text:p>
              </table:table-cell>
              <table:table-cell office:value-type="float" office:value="478651.572">
                <text:p>478651.572</text:p>
              </table:table-cell>
              <table:table-cell office:value-type="float" office:value="1341787.6992">
                <text:p>1341787.6992</text:p>
              </table:table-cell>
              <table:table-cell office:value-type="float" office:value="244049.6616">
                <text:p>244049.6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maximum="12" chart:interval-major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389cm" svg:y="0.315cm" chart:style-name="ch2">
          <text:p>Логарифмическая шкала</text:p>
        </chart:title>
        <chart:legend chart:legend-position="end" svg:x="12.988cm" svg:y="3.204cm" style:legend-expansion="high" chart:style-name="ch3"/>
        <chart:plot-area chart:style-name="ch4" chart:data-source-has-labels="both" svg:x="0.769cm" svg:y="1.631cm" svg:width="11.581cm" svg:height="6.769cm">
          <chartooo:coordinate-region svg:x="1.39cm" svg:y="1.83cm" svg:width="10.495cm" svg:height="5.923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line">
            <chart:data-point chart:repeated="8"/>
          </chart:series>
          <chart:series chart:style-name="ch9" chart:values-cell-range-address="local-table.$C$2:.$C$9" chart:label-cell-address="local-table.$C$1" chart:class="chart:line">
            <chart:data-point chart:repeated="8"/>
          </chart:series>
          <chart:series chart:style-name="ch10" chart:values-cell-range-address="local-table.$D$2:.$D$9" chart:label-cell-address="local-table.$D$1" chart:class="chart:line">
            <chart:data-point chart:repeated="8"/>
          </chart:series>
          <chart:series chart:style-name="ch11" chart:values-cell-range-address="local-table.$E$2:.$E$9" chart:label-cell-address="local-table.$E$1" chart:class="chart:line">
            <chart:data-point chart:repeated="8"/>
          </chart:series>
          <chart:series chart:style-name="ch12" chart:values-cell-range-address="local-table.$F$2:.$F$9" chart:label-cell-address="local-table.$F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ед</text:p>
              </table:table-cell>
              <table:table-cell office:value-type="string">
                <text:p>4 ядра</text:p>
              </table:table-cell>
              <table:table-cell office:value-type="string">
                <text:p>4я. кольцо</text:p>
              </table:table-cell>
              <table:table-cell office:value-type="string">
                <text:p>2 ядра</text:p>
              </table:table-cell>
              <table:table-cell office:value-type="string">
                <text:p>8 ядер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7.43672168382777">
                <text:p>7.43672168382777</text:p>
              </table:table-cell>
              <table:table-cell office:value-type="float" office:value="6.67205867726194">
                <text:p>6.67205867726194</text:p>
              </table:table-cell>
              <table:table-cell office:value-type="float" office:value="6.64143444709644">
                <text:p>6.64143444709644</text:p>
              </table:table-cell>
              <table:table-cell office:value-type="float" office:value="6.97782590387652">
                <text:p>6.97782590387652</text:p>
              </table:table-cell>
              <table:table-cell office:value-type="float" office:value="6.89660292872425">
                <text:p>6.896602928724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.84168051190822">
                <text:p>8.84168051190822</text:p>
              </table:table-cell>
              <table:table-cell office:value-type="float" office:value="7.88001805948708">
                <text:p>7.88001805948708</text:p>
              </table:table-cell>
              <table:table-cell office:value-type="float" office:value="7.93099870998553">
                <text:p>7.93099870998553</text:p>
              </table:table-cell>
              <table:table-cell office:value-type="float" office:value="8.15162617077574">
                <text:p>8.15162617077574</text:p>
              </table:table-cell>
              <table:table-cell office:value-type="float" office:value="7.62944605384185">
                <text:p>7.6294460538418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.45045274037225">
                <text:p>9.45045274037225</text:p>
              </table:table-cell>
              <table:table-cell office:value-type="float" office:value="8.31543551935865">
                <text:p>8.31543551935865</text:p>
              </table:table-cell>
              <table:table-cell office:value-type="float" office:value="8.29531580935794">
                <text:p>8.29531580935794</text:p>
              </table:table-cell>
              <table:table-cell office:value-type="float" office:value="8.72545269655106">
                <text:p>8.72545269655106</text:p>
              </table:table-cell>
              <table:table-cell office:value-type="float" office:value="8.10699207559837">
                <text:p>8.1069920755983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9.8003403695402">
                <text:p>9.8003403695402</text:p>
              </table:table-cell>
              <table:table-cell office:value-type="float" office:value="8.65948860205241">
                <text:p>8.65948860205241</text:p>
              </table:table-cell>
              <table:table-cell office:value-type="float" office:value="8.64050162274734">
                <text:p>8.64050162274734</text:p>
              </table:table-cell>
              <table:table-cell office:value-type="float" office:value="9.08276504198757">
                <text:p>9.08276504198757</text:p>
              </table:table-cell>
              <table:table-cell office:value-type="float" office:value="8.35197935975781">
                <text:p>8.3519793597578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.0596887316796">
                <text:p>10.0596887316796</text:p>
              </table:table-cell>
              <table:table-cell office:value-type="float" office:value="8.89355113307668">
                <text:p>8.89355113307668</text:p>
              </table:table-cell>
              <table:table-cell office:value-type="float" office:value="8.89688324373766">
                <text:p>8.89688324373766</text:p>
              </table:table-cell>
              <table:table-cell office:value-type="float" office:value="9.34003439820084">
                <text:p>9.34003439820084</text:p>
              </table:table-cell>
              <table:table-cell office:value-type="float" office:value="8.59920291034181">
                <text:p>8.5992029103418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.2660786438752">
                <text:p>10.2660786438752</text:p>
              </table:table-cell>
              <table:table-cell office:value-type="float" office:value="9.08513743120098">
                <text:p>9.08513743120098</text:p>
              </table:table-cell>
              <table:table-cell office:value-type="float" office:value="9.08016704177303">
                <text:p>9.08016704177303</text:p>
              </table:table-cell>
              <table:table-cell office:value-type="float" office:value="9.52818087736824">
                <text:p>9.52818087736824</text:p>
              </table:table-cell>
              <table:table-cell office:value-type="float" office:value="8.79640991399791">
                <text:p>8.796409913997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0.4060539011572">
                <text:p>10.4060539011572</text:p>
              </table:table-cell>
              <table:table-cell office:value-type="float" office:value="9.24664162919963">
                <text:p>9.24664162919963</text:p>
              </table:table-cell>
              <table:table-cell office:value-type="float" office:value="9.24596150024813">
                <text:p>9.24596150024813</text:p>
              </table:table-cell>
              <table:table-cell office:value-type="float" office:value="9.68649636852123">
                <text:p>9.68649636852123</text:p>
              </table:table-cell>
              <table:table-cell office:value-type="float" office:value="8.99036624911294">
                <text:p>8.9903662491129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0.5578793237795">
                <text:p>10.5578793237795</text:p>
              </table:table-cell>
              <table:table-cell office:value-type="float" office:value="9.37522575686406">
                <text:p>9.37522575686406</text:p>
              </table:table-cell>
              <table:table-cell office:value-type="float" office:value="9.37898949390884">
                <text:p>9.37898949390884</text:p>
              </table:table-cell>
              <table:table-cell office:value-type="float" office:value="9.82665381051199">
                <text:p>9.82665381051199</text:p>
              </table:table-cell>
              <table:table-cell office:value-type="float" office:value="9.08644821413493">
                <text:p>9.086448214134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